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pository.list( String par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RLRepository.get( String source , File destin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LRepository.getResource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Repository.put( File source , String destination , boolean overwr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